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2022-11-17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2021-10-28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2019-09-20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2018-03-08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2017-07-19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2015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2006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200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200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200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200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200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200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199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199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199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199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199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199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1997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1996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199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1995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199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199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199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198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1C0028</text:p>
          </table:table-cell>
          <table:table-cell office:value-type="string" calcext:value-type="string">
            <text:p>1978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